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e7b51" officeooo:paragraph-rsid="000e7b51"/>
    </style:style>
    <style:style style:name="P2" style:family="paragraph" style:parent-style-name="Standard">
      <style:text-properties fo:language="en" fo:country="US" officeooo:rsid="000d3930" officeooo:paragraph-rsid="000d3930"/>
    </style:style>
    <style:style style:name="P3" style:family="paragraph" style:parent-style-name="Standard">
      <style:text-properties fo:language="en" fo:country="US" officeooo:rsid="000ee99b" officeooo:paragraph-rsid="000ee99b"/>
    </style:style>
    <style:style style:name="P4" style:family="paragraph" style:parent-style-name="Standard">
      <style:text-properties fo:language="en" fo:country="US" officeooo:rsid="0010fba3" officeooo:paragraph-rsid="0010fba3"/>
    </style:style>
    <style:style style:name="P5" style:family="paragraph" style:parent-style-name="Standard">
      <style:text-properties fo:language="en" fo:country="US" officeooo:rsid="0011b660" officeooo:paragraph-rsid="0011b660"/>
    </style:style>
    <style:style style:name="T1" style:family="text">
      <style:text-properties officeooo:rsid="000e7b51"/>
    </style:style>
    <style:style style:name="T2" style:family="text">
      <style:text-properties officeooo:rsid="000f3fed"/>
    </style:style>
    <style:style style:name="T3" style:family="text">
      <style:text-properties officeooo:rsid="0011b660"/>
    </style:style>
    <style:style style:name="T4" style:family="text">
      <style:text-properties officeooo:rsid="00121b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tes</text:p>
      <text:p text:style-name="P2"/>
      <text:p text:style-name="P2">Note from the papers:</text:p>
      <text:p text:style-name="P2">Designs:</text:p>
      <text:p text:style-name="P2">Identification:</text:p>
      <text:p text:style-name="P2">- Element based perceptual ad detection</text:p>
      <text:p text:style-name="P2">- Pattern matching element detection</text:p>
      <text:p text:style-name="P2">- image fingerprinting</text:p>
      <text:p text:style-name="P2">- OCR</text:p>
      <text:p text:style-name="P2">- frame based perceptual ad detection</text:p>
      <text:p text:style-name="P2">- Template matching techniques</text:p>
      <text:p text:style-name="P2">- ML</text:p>
      <text:p text:style-name="P2">- <text:span text:style-name="T1">Container search API</text:span></text:p>
      <text:p text:style-name="P2">- <text:span text:style-name="T1">Fuzzy image matching</text:span></text:p>
      <text:p text:style-name="P2">- <text:span text:style-name="T1">Click simulation</text:span></text:p>
      <text:p text:style-name="P2"/>
      <text:p text:style-name="P1">3 big approaches:</text:p>
      <text:p text:style-name="P1">-Element based</text:p>
      <text:p text:style-name="P1">-Frame based</text:p>
      <text:p text:style-name="P1">-Page based</text:p>
      <text:p text:style-name="P1"/>
      <text:p text:style-name="P1">Obfuscation</text:p>
      <text:p text:style-name="P1">Stealth:</text:p>
      <text:p text:style-name="P1">- Rootkit style stealth</text:p>
      <text:p text:style-name="P1"><text:tab/>-Add DOM elements</text:p>
      <text:p text:style-name="P1"><text:tab/>-Modify traversal API</text:p>
      <text:p text:style-name="P1"><text:tab/>-Apply CSS rules</text:p>
      <text:p text:style-name="P1"><text:tab/>-Handle dynamic changes</text:p>
      <text:p text:style-name="P1">-Shadow execution</text:p>
      <text:p text:style-name="P1">-Differential Ad blocking</text:p>
      <text:p text:style-name="P1">AD block blocking:</text:p>
      <text:p text:style-name="P1">- Signature based</text:p>
      <text:p text:style-name="P1"/>
      <text:p text:style-name="P3">Attacks:</text:p>
      <text:p text:style-name="P3">- CAPTCHA-like text</text:p>
      <text:p text:style-name="P3">- Data training poisoning </text:p>
      <text:p text:style-name="P3">- perturbations ()</text:p>
      <text:p text:style-name="P3">- Hiding garbage elements</text:p>
      <text:p text:style-name="P3">- resource exhaustion</text:p>
      <text:p text:style-name="P3">- honey-potting</text:p>
      <text:p text:style-name="P3">- <text:span text:style-name="T2">Standard modification</text:span></text:p>
      <text:p text:style-name="P3">- <text:span text:style-name="T3">Minor Ad Obfuscation</text:span></text:p>
      <text:p text:style-name="P3">- <text:span text:style-name="T3">Small changes on masks</text:span></text:p>
      <text:p text:style-name="P3">- <text:span text:style-name="T3">Layout changing</text:span></text:p>
      <text:p text:style-name="P3">- <text:span text:style-name="T3">False positive</text:span></text:p>
      <text:p text:style-name="P3"/>
      <text:p text:style-name="P5">Potential Goals:</text:p>
      <text:p text:style-name="P5">- Block picture ads</text:p>
      <text:p text:style-name="P5">- No list</text:p>
      <text:p text:style-name="P5"><text:soft-page-break/>- <text:span text:style-name="T4">Combat attacks presented</text:span></text:p>
      <text:p text:style-name="P5">- <text:span text:style-name="T4">Decent performance<text:line-break/>- Extend research in area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5:29:33.920587123</meta:creation-date>
    <dc:date>2018-11-21T16:20:38.217548612</dc:date>
    <meta:editing-duration>PT9M42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2" meta:paragraph-count="46" meta:word-count="143" meta:character-count="888" meta:non-whitespace-character-count="786"/>
  </office:meta>
</office:document-meta>
</file>